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ictecture</text:p>
      <text:p text:style-name="Standard">Partitionnment des exigences</text:p>
      <text:p text:style-name="Standard"><text:tab/>Outil de mesure des performances</text:p>
      <text:p text:style-name="Standard"><text:tab/>Integration à Tune</text:p>
      <text:p text:style-name="Standard"><text:tab/>Migration à chaud</text:p>
      <text:p text:style-name="Standard"><text:tab/><text:tab/>Pas de pertes de données(NFS)</text:p>
      <text:p text:style-name="Standard"><text:tab/>Conservation des connections TC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6:52:24</meta:creation-date>
    <dc:creator>adminxen</dc:creator>
    <dc:date>2008-02-07T17:33:53</dc:date>
    <meta:editing-cycles>1</meta:editing-cycles>
    <meta:editing-duration>PT25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5" meta:character-count="174"/>
  </office:meta>
</office:document-meta>
</file>